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2F2F2" style:repeat-content="false"/>
      <style:paragraph-properties fo:text-align="center"/>
    </style:style>
    <style:style style:name="ce5" style:family="table-cell" style:parent-style-name="Default" style:data-style-name="N15">
      <style:table-cell-properties style:vertical-align="automatic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15"/>
    <style:style style:name="ce8" style:family="table-cell" style:parent-style-name="Default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automatic" fo:background-color="transparent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12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F2F2F2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background-color="#F2F2F2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center"/>
    </style:style>
    <style:style style:name="ce19" style:family="table-cell" style:parent-style-name="Default" style:data-style-name="N15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F2F2F2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FFFFFF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3.201458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>
      <style:graphic-properties draw:stroke="solid" svg:stroke-color="#000000" draw:auto-grow-width="false" draw:auto-grow-height="false"/>
    </style:style>
    <style:style style:family="graphic" style:name="a21">
      <style:graphic-properties draw:stroke="solid" svg:stroke-color="#000000" draw:auto-grow-width="false" draw:auto-grow-height="false"/>
    </style:style>
    <style:style style:family="graphic" style:name="a22">
      <style:graphic-properties draw:stroke="solid" svg:stroke-color="#000000" draw:auto-grow-width="false" draw:auto-grow-height="false"/>
    </style:style>
    <style:style style:family="graphic" style:name="a23">
      <style:graphic-properties draw:stroke="solid" svg:stroke-color="#000000" draw:auto-grow-width="false" draw:auto-grow-height="false"/>
    </style:style>
    <style:style style:family="graphic" style:name="a24">
      <style:graphic-properties draw:stroke="solid" svg:stroke-color="#000000" draw:auto-grow-width="false" draw:auto-grow-height="false"/>
    </style:style>
    <style:style style:family="graphic" style:name="a25">
      <style:graphic-properties draw:stroke="solid" svg:stroke-color="#000000" draw:auto-grow-width="false" draw:auto-grow-height="false"/>
    </style:style>
    <style:style style:family="graphic" style:name="a26">
      <style:graphic-properties draw:stroke="solid" svg:stroke-color="#000000" draw:auto-grow-width="false" draw:auto-grow-height="false"/>
    </style:style>
    <style:style style:family="graphic" style:name="a27">
      <style:graphic-properties draw:stroke="solid" svg:stroke-color="#000000" draw:auto-grow-width="false" draw:auto-grow-height="false"/>
    </style:style>
    <style:style style:family="graphic" style:name="a28">
      <style:graphic-properties draw:stroke="solid" svg:stroke-color="#000000" draw:auto-grow-width="false" draw:auto-grow-height="false"/>
    </style:style>
    <style:style style:family="graphic" style:name="a29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15">
      <style:graphic-properties draw:stroke="solid" svg:stroke-color="#000000" draw:auto-grow-width="false" draw:auto-grow-height="false"/>
    </style:style>
    <style:style style:family="graphic" style:name="a16">
      <style:graphic-properties draw:stroke="solid" svg:stroke-color="#000000" draw:auto-grow-width="false" draw:auto-grow-height="false"/>
    </style:style>
    <style:style style:family="graphic" style:name="a17">
      <style:graphic-properties draw:stroke="solid" svg:stroke-color="#000000" draw:auto-grow-width="false" draw:auto-grow-height="false"/>
    </style:style>
    <style:style style:family="graphic" style:name="a18">
      <style:graphic-properties draw:stroke="solid" svg:stroke-color="#000000" draw:auto-grow-width="false" draw:auto-grow-height="false"/>
    </style:style>
    <style:style style:family="graphic" style:name="a19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1" table:default-cell-style-name="ce1"/>
        <table:table-column table:style-name="co1" table:number-columns-repeated="2" table:default-cell-style-name="ce6"/>
        <table:table-column table:style-name="co1" table:number-columns-repeated="9" table:default-cell-style-name="ce1"/>
        <table:table-column table:style-name="co1" table:default-cell-style-name="ce6"/>
        <table:table-column table:style-name="co1" table:number-columns-repeated="5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default-cell-style-name="ce1"/>
        <table:table-column table:style-name="co2" table:number-columns-repeated="16336" table:default-cell-style-name="ce1"/>
        <table:table-row table:style-name="ro1">
          <table:table-cell office:value-type="string" table:number-columns-spanned="1" table:number-rows-spanned="2" table:style-name="ce20">
            <office:annotation draw:style-name="a0" svg:x="-0.0104166666666667in" svg:y="2.28125in" svg:width="1.5in" svg:height="0.822916666666667in">
              <dc:creator>Gürkan Korkmaz</dc:creator>
              <text:p><text:span text:style-name="T2">Gürkan Korkmaz:</text:span><text:span text:style-name="T1"/></text:p>
              <text:p><text:span text:style-name="T1">Sequence file name with a running five digit prefix.<text:s/></text:span></text:p>
            </office:annotation>
            <text:p>Sequence</text:p>
          </table:table-cell>
          <table:table-cell office:value-type="string" table:number-columns-spanned="1" table:number-rows-spanned="2" table:style-name="ce21">
            <office:annotation draw:style-name="a1" svg:x="0.833333333333333in" svg:y="2.27083333333333in" svg:width="1.5in" svg:height="0.822916666666667in">
              <dc:creator>Gürkan Korkmaz</dc:creator>
              <text:p><text:span text:style-name="T2">Gürkan Korkmaz:</text:span><text:span text:style-name="T1"/></text:p>
              <text:p><text:span text:style-name="T1">Gives the total number of coding sequences found in the sequence file.<text:s/></text:span></text:p>
            </office:annotation>
            <text:p>Total CDS</text:p>
          </table:table-cell>
          <table:table-cell office:value-type="string" table:number-columns-spanned="1" table:number-rows-spanned="2" table:style-name="ce22">
            <office:annotation draw:style-name="a2" svg:x="2.48958333333333in" svg:y="0.0104166666666667in" svg:width="1.5in" svg:height="0.822916666666667in">
              <dc:creator>Gürkan Korkmaz</dc:creator>
              <text:p><text:span text:style-name="T2">Gürkan Korkmaz:</text:span><text:span text:style-name="T1"/></text:p>
              <text:p><text:span text:style-name="T1">Number of coding sequences which stop codons were not recorded.</text:span></text:p>
            </office:annotation>
            <text:p>Uncounted</text:p>
          </table:table-cell>
          <table:table-cell office:value-type="string" table:number-columns-spanned="1" table:number-rows-spanned="2" table:style-name="ce21">
            <office:annotation draw:style-name="a3" svg:x="3.27083333333333in" svg:y="0.0104166666666667in" svg:width="1.5in" svg:height="0.822916666666667in">
              <dc:creator>Gürkan Korkmaz</dc:creator>
              <text:p><text:span text:style-name="T2">Gürkan Korkmaz:</text:span><text:span text:style-name="T1"/></text:p>
              <text:p><text:span text:style-name="T1">Fraction of Total CDS / Uncounted.</text:span></text:p>
            </office:annotation>
            <text:p>%Uncounted</text:p>
          </table:table-cell>
          <table:table-cell office:value-type="string" table:number-columns-spanned="3" table:number-rows-spanned="1" table:style-name="ce12">
            <office:annotation draw:style-name="a4" svg:x="5.61458333333333in" svg:y="0.0104166666666667in" svg:width="1.5in" svg:height="0.822916666666667in">
              <dc:creator>Gürkan Korkmaz</dc:creator>
              <text:p><text:span text:style-name="T2">Gürkan Korkmaz:</text:span><text:span text:style-name="T1"/></text:p>
              <text:p><text:span text:style-name="T1">Absolut numbers of in frame stop codons found in the counted coding sequences.</text:span></text:p>
            </office:annotation>
            <text:p>Total Frame Stops CDS</text:p>
          </table:table-cell>
          <table:covered-table-cell table:number-columns-repeated="2"/>
          <table:table-cell office:value-type="string" table:number-columns-spanned="3" table:number-rows-spanned="1" table:style-name="ce17">
            <office:annotation draw:style-name="a5" svg:x="7.95833333333333in" svg:y="0.0104166666666667in" svg:width="1.5in" svg:height="0.822916666666667in">
              <dc:creator>Gürkan Korkmaz</dc:creator>
              <text:p><text:span text:style-name="T2">Gürkan Korkmaz:</text:span><text:span text:style-name="T1"/></text:p>
              <text:p><text:span text:style-name="T1">Fraction of cells E, F and G.</text:span></text:p>
            </office:annotation>
            <text:p>% Frame Stops CDS</text:p>
          </table:table-cell>
          <table:covered-table-cell table:number-columns-repeated="2"/>
          <table:table-cell office:value-type="string" table:number-columns-spanned="1" table:number-rows-spanned="2" table:style-name="ce18">
            <office:annotation draw:style-name="a6" svg:x="8.73958333333333in" svg:y="0.0104166666666667in" svg:width="1.5in" svg:height="0.822916666666667in">
              <dc:creator>Gürkan Korkmaz</dc:creator>
              <text:p><text:span text:style-name="T2">Gürkan Korkmaz:</text:span><text:span text:style-name="T1"/></text:p>
              <text:p><text:span text:style-name="T1">GC content of the coding sequences.</text:span></text:p>
            </office:annotation>
            <text:p>CDSGC</text:p>
          </table:table-cell>
          <table:table-cell office:value-type="string" table:number-columns-spanned="3" table:number-rows-spanned="1" table:style-name="ce17">
            <office:annotation draw:style-name="a7" svg:x="11.0833333333333in" svg:y="0.0104166666666667in" svg:width="1.5in" svg:height="0.822916666666667in">
              <dc:creator>Gürkan Korkmaz</dc:creator>
              <text:p><text:span text:style-name="T2">Gürkan Korkmaz:</text:span><text:span text:style-name="T1"/></text:p>
              <text:p><text:span text:style-name="T1">Absolut number of TGA, TAG and TAA sequences within CDS in all three frames of the CDS.</text:span></text:p>
            </office:annotation>
            <text:p>Total Off Stops CDS</text:p>
          </table:table-cell>
          <table:covered-table-cell table:number-columns-repeated="2"/>
          <table:table-cell office:value-type="string" table:number-columns-spanned="3" table:number-rows-spanned="1" table:style-name="ce12">
            <office:annotation draw:style-name="a8" svg:x="13.4270833333333in" svg:y="0.0104166666666667in" svg:width="1.5in" svg:height="0.822916666666667in">
              <dc:creator>Gürkan Korkmaz</dc:creator>
              <text:p><text:span text:style-name="T4">Gürkan Korkmaz:</text:span><text:span text:style-name="T3"/></text:p>
              <text:p><text:span text:style-name="T3">Fraction of cells L, M and N.</text:span></text:p>
            </office:annotation>
            <text:p>% Off Stops CDS</text:p>
          </table:table-cell>
          <table:covered-table-cell table:number-columns-repeated="2"/>
          <table:table-cell office:value-type="string" table:number-columns-spanned="4" table:number-rows-spanned="1" table:style-name="ce17">
            <office:annotation draw:style-name="a9" svg:x="16.5520833333333in" svg:y="0.0104166666666667in" svg:width="1.5in" svg:height="0.822916666666667in">
              <dc:creator>Gürkan Korkmaz</dc:creator>
              <text:p><text:span text:style-name="T4">Gürkan Korkmaz:</text:span><text:span text:style-name="T3"/></text:p>
              <text:p><text:span text:style-name="T3">Nucleotide composition of CDS sequence file.</text:span></text:p>
            </office:annotation>
            <text:p>Nucleotides CDS</text:p>
          </table:table-cell>
          <table:covered-table-cell table:number-columns-repeated="3"/>
          <table:table-cell office:value-type="string" table:number-columns-spanned="1" table:number-rows-spanned="2" table:style-name="ce19">
            <office:annotation draw:style-name="a10" svg:x="17.3333333333333in" svg:y="0.0104166666666667in" svg:width="1.5in" svg:height="0.822916666666667in">
              <dc:creator>Gürkan Korkmaz</dc:creator>
              <text:p><text:span text:style-name="T4">Gürkan Korkmaz:</text:span><text:span text:style-name="T3"/></text:p>
              <text:p><text:span text:style-name="T3">Size of CDS in absolut numbers of basepairs.</text:span></text:p>
            </office:annotation>
            <text:p>CDS Size</text:p>
          </table:table-cell>
          <table:table-cell office:value-type="string" table:number-columns-spanned="1" table:number-rows-spanned="2" table:style-name="ce16">
            <office:annotation draw:style-name="a11" svg:x="18.1145833333333in" svg:y="0.0104166666666667in" svg:width="1.5in" svg:height="0.822916666666667in">
              <dc:creator>Gürkan Korkmaz</dc:creator>
              <text:p><text:span text:style-name="T4">Gürkan Korkmaz:</text:span><text:span text:style-name="T3"/></text:p>
              <text:p><text:span text:style-name="T3">Sequence file name of genomic sequence.<text:s/></text:span></text:p>
            </office:annotation>
            <text:p>Sequence</text:p>
          </table:table-cell>
          <table:table-cell office:value-type="string" table:number-columns-spanned="1" table:number-rows-spanned="2" table:style-name="ce15">
            <office:annotation draw:style-name="a12" svg:x="18.8958333333333in" svg:y="0.0104166666666667in" svg:width="1.5in" svg:height="0.822916666666667in">
              <dc:creator>Gürkan Korkmaz</dc:creator>
              <text:p><text:span text:style-name="T4">Gürkan Korkmaz:</text:span><text:span text:style-name="T3"/></text:p>
              <text:p><text:span text:style-name="T3">Number of contigs found in the genomic sequence file.</text:span></text:p>
            </office:annotation>
            <text:p>∑ FASTA sequences</text:p>
          </table:table-cell>
          <table:table-cell office:value-type="string" table:number-columns-spanned="1" table:number-rows-spanned="2" table:style-name="ce16">
            <office:annotation draw:style-name="a13" svg:x="19.6770833333333in" svg:y="0.0104166666666667in" svg:width="1.5in" svg:height="0.822916666666667in">
              <dc:creator>Gürkan Korkmaz</dc:creator>
              <text:p><text:span text:style-name="T4">Gürkan Korkmaz:</text:span><text:span text:style-name="T3"/></text:p>
              <text:p><text:span text:style-name="T3">Genomic GC content (of genomic sequence file)</text:span></text:p>
            </office:annotation>
            <text:p>%gGC</text:p>
          </table:table-cell>
          <table:table-cell office:value-type="string" table:number-columns-spanned="3" table:number-rows-spanned="1" table:style-name="ce12">
            <office:annotation draw:style-name="a14" svg:x="22.0208333333333in" svg:y="0.0104166666666667in" svg:width="1.5in" svg:height="0.822916666666667in">
              <dc:creator>Gürkan Korkmaz</dc:creator>
              <text:p><text:span text:style-name="T4">Gürkan Korkmaz:</text:span><text:span text:style-name="T3"/></text:p>
              <text:p><text:span text:style-name="T3">Absolut numbers of TAG, TGA and TAA sequences found in the genomic sequences in all three frames.<text:s/></text:span></text:p>
            </office:annotation>
            <text:p>Total Off Stops Genomic</text:p>
          </table:table-cell>
          <table:covered-table-cell table:number-columns-repeated="2"/>
          <table:table-cell office:value-type="string" table:number-columns-spanned="4" table:number-rows-spanned="1" table:style-name="ce17">
            <office:annotation draw:style-name="a15" svg:x="25.1458333333333in" svg:y="0.0104166666666667in" svg:width="1.5in" svg:height="0.822916666666667in">
              <dc:creator>Gürkan Korkmaz</dc:creator>
              <text:p><text:span text:style-name="T4">Gürkan Korkmaz:</text:span><text:span text:style-name="T3"/></text:p>
              <text:p><text:span text:style-name="T3">Nucleotide composition of genomic sequence file.</text:span></text:p>
            </office:annotation>
            <text:p>Nucleotide Genomic</text:p>
          </table:table-cell>
          <table:covered-table-cell table:number-columns-repeated="3"/>
          <table:table-cell office:value-type="string" table:number-columns-spanned="1" table:number-rows-spanned="2" table:style-name="ce18">
            <office:annotation draw:style-name="a16" svg:x="25.9270833333333in" svg:y="0.0104166666666667in" svg:width="1.5in" svg:height="0.822916666666667in">
              <dc:creator>Gürkan Korkmaz</dc:creator>
              <text:p><text:span text:style-name="T2">Gürkan Korkmaz:</text:span><text:span text:style-name="T1"/></text:p>
              <text:p><text:span text:style-name="T1">Does the CDS sequence file name match the genome sequence file name</text:span></text:p>
            </office:annotation>
            <text:p>Equal</text:p>
          </table:table-cell>
          <table:table-cell office:value-type="string" table:number-columns-spanned="1" table:number-rows-spanned="2" table:style-name="ce16">
            <office:annotation draw:style-name="a17" svg:x="26.7083333333333in" svg:y="0.0104166666666667in" svg:width="1.5in" svg:height="0.822916666666667in">
              <dc:creator>Gürkan Korkmaz</dc:creator>
              <text:p><text:span text:style-name="T4">Gürkan Korkmaz:</text:span><text:span text:style-name="T3"/></text:p>
              <text:p><text:span text:style-name="T3">Size of genome in absolut numbers of basepairs.</text:span></text:p>
            </office:annotation>
            <text:p>g Size</text:p>
          </table:table-cell>
          <table:table-cell table:number-columns-spanned="1" table:number-rows-spanned="2" table:style-name="ce11"/>
          <table:table-cell office:value-type="string" table:number-columns-spanned="3" table:number-rows-spanned="1" table:style-name="ce12">
            <office:annotation draw:style-name="a18" svg:x="29.8333333333333in" svg:y="0.0104166666666667in" svg:width="1.5in" svg:height="0.822916666666667in">
              <dc:creator>Gürkan Korkmaz</dc:creator>
              <text:p><text:span text:style-name="T4">Gürkan Korkmaz:</text:span><text:span text:style-name="T3"/></text:p>
              <text:p><text:span text:style-name="T3">Fraction of Z, AA and AB.</text:span></text:p>
            </office:annotation>
            <text:p>% Off Stop Genomic</text:p>
          </table:table-cell>
          <table:covered-table-cell table:number-columns-repeated="2"/>
          <table:table-cell table:style-name="ce2"/>
          <table:table-cell table:number-columns-repeated="9" table:style-name="ce1"/>
          <table:table-cell table:style-name="ce2"/>
          <table:table-cell table:number-columns-repeated="16335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3">
            <text:p>TGA</text:p>
          </table:table-cell>
          <table:table-cell office:value-type="string" table:style-name="ce3">
            <text:p>TAG</text:p>
          </table:table-cell>
          <table:table-cell office:value-type="string" table:style-name="ce3">
            <text:p>TAA</text:p>
          </table:table-cell>
          <table:table-cell office:value-type="string" table:style-name="ce4">
            <text:p>TGA</text:p>
          </table:table-cell>
          <table:table-cell office:value-type="string" table:style-name="ce4">
            <text:p>TAG</text:p>
          </table:table-cell>
          <table:table-cell office:value-type="string" table:style-name="ce4">
            <text:p>TAA</text:p>
          </table:table-cell>
          <table:covered-table-cell/>
          <table:table-cell office:value-type="string" table:style-name="ce4">
            <text:p>TGA</text:p>
          </table:table-cell>
          <table:table-cell office:value-type="string" table:style-name="ce4">
            <text:p>TAG</text:p>
          </table:table-cell>
          <table:table-cell office:value-type="string" table:style-name="ce4">
            <text:p>TAA</text:p>
          </table:table-cell>
          <table:table-cell office:value-type="string" table:style-name="ce3">
            <text:p>TGA</text:p>
          </table:table-cell>
          <table:table-cell office:value-type="string" table:style-name="ce3">
            <text:p>TAG</text:p>
          </table:table-cell>
          <table:table-cell office:value-type="string" table:style-name="ce3">
            <text:p>TAA</text:p>
          </table:table-cell>
          <table:table-cell office:value-type="string" table:style-name="ce4">
            <text:p>G</text:p>
          </table:table-cell>
          <table:table-cell office:value-type="string" table:style-name="ce4">
            <text:p>C</text:p>
          </table:table-cell>
          <table:table-cell office:value-type="string" table:style-name="ce4">
            <text:p>A</text:p>
          </table:table-cell>
          <table:table-cell office:value-type="string" table:style-name="ce4">
            <text:p>T</text:p>
          </table:table-cell>
          <table:covered-table-cell/>
          <table:covered-table-cell/>
          <table:covered-table-cell/>
          <table:covered-table-cell/>
          <table:table-cell office:value-type="string" table:style-name="ce3">
            <text:p>TAG</text:p>
          </table:table-cell>
          <table:table-cell office:value-type="string" table:style-name="ce3">
            <text:p>TGA</text:p>
          </table:table-cell>
          <table:table-cell office:value-type="string" table:style-name="ce3">
            <text:p>TAA</text:p>
          </table:table-cell>
          <table:table-cell office:value-type="string" table:style-name="ce4">
            <text:p>G</text:p>
          </table:table-cell>
          <table:table-cell office:value-type="string" table:style-name="ce4">
            <text:p>C</text:p>
          </table:table-cell>
          <table:table-cell office:value-type="string" table:style-name="ce4">
            <text:p>A</text:p>
          </table:table-cell>
          <table:table-cell office:value-type="string" table:style-name="ce4">
            <text:p>T</text:p>
          </table:table-cell>
          <table:covered-table-cell/>
          <table:covered-table-cell/>
          <table:covered-table-cell/>
          <table:table-cell office:value-type="string" table:style-name="ce3">
            <text:p>%gOffTAG</text:p>
          </table:table-cell>
          <table:table-cell office:value-type="string" table:style-name="ce3">
            <text:p>%gOffTGA</text:p>
          </table:table-cell>
          <table:table-cell office:value-type="string" table:style-name="ce3">
            <text:p>%gOffTAA</text:p>
          </table:table-cell>
          <table:table-cell table:style-name="ce2"/>
          <table:table-cell table:number-columns-repeated="9" table:style-name="ce1"/>
          <table:table-cell table:style-name="ce2"/>
          <table:table-cell table:number-columns-repeated="16335"/>
        </table:table-row>
        <table:table-row table:style-name="ro2">
          <table:table-cell office:value-type="string" table:style-name="ce1">
            <text:p>00001GCF_000002435.1_GL2.fna</text:p>
          </table:table-cell>
          <table:table-cell office:value-type="float" office:value="6503" table:style-name="ce1">
            <text:p>6503</text:p>
          </table:table-cell>
          <table:table-cell office:value-type="float" office:value="163" table:style-name="ce1">
            <text:p>163</text:p>
          </table:table-cell>
          <table:table-cell office:value-type="float" office:value="2.5065354000000001E-2" table:style-name="ce1">
            <text:p>0.025065354</text:p>
          </table:table-cell>
          <table:table-cell office:value-type="float" office:value="2224" table:style-name="ce1">
            <text:p>2224</text:p>
          </table:table-cell>
          <table:table-cell office:value-type="float" office:value="2190" table:style-name="ce1">
            <text:p>2190</text:p>
          </table:table-cell>
          <table:table-cell office:value-type="float" office:value="1926" table:style-name="ce1">
            <text:p>1926</text:p>
          </table:table-cell>
          <table:table-cell office:value-type="float" office:value="0.35078864399999998" table:style-name="ce1">
            <text:p>0.350788644</text:p>
          </table:table-cell>
          <table:table-cell office:value-type="float" office:value="0.34542586800000002" table:style-name="ce1">
            <text:p>0.345425868</text:p>
          </table:table-cell>
          <table:table-cell office:value-type="float" office:value="0.30378548900000002" table:style-name="ce1">
            <text:p>0.303785489</text:p>
          </table:table-cell>
          <table:table-cell office:value-type="float" office:value="0.49361100899999999" table:style-name="ce1">
            <text:p>0.493611009</text:p>
          </table:table-cell>
          <table:table-cell office:value-type="float" office:value="142771" table:style-name="ce1">
            <text:p>142771</text:p>
          </table:table-cell>
          <table:table-cell office:value-type="float" office:value="85403" table:style-name="ce1">
            <text:p>85403</text:p>
          </table:table-cell>
          <table:table-cell office:value-type="float" office:value="91905" table:style-name="ce1">
            <text:p>91905</text:p>
          </table:table-cell>
          <table:table-cell office:value-type="float" office:value="0.44604925699999998" table:style-name="ce1">
            <text:p>0.446049257</text:p>
          </table:table-cell>
          <table:table-cell office:value-type="float" office:value="0.26681850400000001" table:style-name="ce1">
            <text:p>0.266818504</text:p>
          </table:table-cell>
          <table:table-cell office:value-type="float" office:value="0.28713223900000001" table:style-name="ce1">
            <text:p>0.287132239</text:p>
          </table:table-cell>
          <table:table-cell office:value-type="float" office:value="2069666" table:style-name="ce1">
            <text:p>2069666</text:p>
          </table:table-cell>
          <table:table-cell office:value-type="float" office:value="2107182" table:style-name="ce1">
            <text:p>2107182</text:p>
          </table:table-cell>
          <table:table-cell office:value-type="float" office:value="2235313" table:style-name="ce1">
            <text:p>2235313</text:p>
          </table:table-cell>
          <table:table-cell office:value-type="float" office:value="2049660" table:style-name="ce1">
            <text:p>2049660</text:p>
          </table:table-cell>
          <table:table-cell office:value-type="float" office:value="8461821" table:formula="of:=[.R3]+[.S3]+[.T3]+[.U3]" table:style-name="ce5">
            <text:p>8.46E+06</text:p>
          </table:table-cell>
          <table:table-cell office:value-type="string" table:style-name="ce6">
            <text:p>00001GCF_000002435.1_GL2.fna</text:p>
          </table:table-cell>
          <table:table-cell office:value-type="float" office:value="92" table:style-name="ce1">
            <text:p>92</text:p>
          </table:table-cell>
          <table:table-cell office:value-type="float" office:value="0.48977882900000003" table:style-name="ce1">
            <text:p>0.489778829</text:p>
          </table:table-cell>
          <table:table-cell office:value-type="float" office:value="130318" table:style-name="ce1">
            <text:p>130318</text:p>
          </table:table-cell>
          <table:table-cell office:value-type="float" office:value="177467" table:style-name="ce1">
            <text:p>177467</text:p>
          </table:table-cell>
          <table:table-cell office:value-type="float" office:value="123962" table:style-name="ce1">
            <text:p>123962</text:p>
          </table:table-cell>
          <table:table-cell office:value-type="float" office:value="2599541" table:style-name="ce1">
            <text:p>2599541</text:p>
          </table:table-cell>
          <table:table-cell office:value-type="float" office:value="2604170" table:style-name="ce1">
            <text:p>2604170</text:p>
          </table:table-cell>
          <table:table-cell office:value-type="float" office:value="2714620" table:style-name="ce1">
            <text:p>2714620</text:p>
          </table:table-cell>
          <table:table-cell office:value-type="float" office:value="2706283" table:style-name="ce1">
            <text:p>2706283</text:p>
          </table:table-cell>
          <table:table-cell office:value-type="boolean" office:boolean-value="true" table:formula="of:=EXACT([.A3];[.W3])" table:style-name="ce2">
            <text:p>TRUE</text:p>
          </table:table-cell>
          <table:table-cell office:value-type="float" office:value="10624614" table:formula="of:=[.AC3]+[.AD3]+[.AE3]+[.AF3]" table:style-name="ce1">
            <text:p>10624614</text:p>
          </table:table-cell>
          <table:table-cell table:style-name="ce7"/>
          <table:table-cell office:value-type="float" office:value="0.30183880837620181" table:formula="of:=[.Z3]/([.Z3]+[.AA3]+[.AB3])" table:style-name="ce1">
            <text:p>0.301838808</text:p>
          </table:table-cell>
          <table:table-cell office:value-type="float" office:value="0.41104396787933672" table:formula="of:=[.AA3]/([.AA3]+[.AB3]+[.Z3])" table:style-name="ce1">
            <text:p>0.411043968</text:p>
          </table:table-cell>
          <table:table-cell office:value-type="float" office:value="0.28711722374446147" table:formula="of:=[.AB3]/([.AB3]+[.Z3]+[.AA3])" table:style-name="ce1">
            <text:p>0.287117224</text:p>
          </table:table-cell>
          <table:table-cell table:number-columns-repeated="16346" table:style-name="ce1"/>
        </table:table-row>
        <table:table-row table:style-name="ro2">
          <table:table-cell office:value-type="string" table:style-name="ce1">
            <text:p>00002GCF_000002445.1_ASM244v1.fna</text:p>
          </table:table-cell>
          <table:table-cell office:value-type="float" office:value="8725" table:style-name="ce1">
            <text:p>8725</text:p>
          </table:table-cell>
          <table:table-cell office:value-type="float" office:value="267" table:style-name="ce1">
            <text:p>267</text:p>
          </table:table-cell>
          <table:table-cell office:value-type="float" office:value="3.0601718999999999E-2" table:style-name="ce1">
            <text:p>0.030601719</text:p>
          </table:table-cell>
          <table:table-cell office:value-type="float" office:value="3122" table:style-name="ce1">
            <text:p>3122</text:p>
          </table:table-cell>
          <table:table-cell office:value-type="float" office:value="2372" table:style-name="ce1">
            <text:p>2372</text:p>
          </table:table-cell>
          <table:table-cell office:value-type="float" office:value="2964" table:style-name="ce1">
            <text:p>2964</text:p>
          </table:table-cell>
          <table:table-cell office:value-type="float" office:value="0.36911799499999998" table:style-name="ce1">
            <text:p>0.369117995</text:p>
          </table:table-cell>
          <table:table-cell office:value-type="float" office:value="0.28044455000000001" table:style-name="ce1">
            <text:p>0.28044455</text:p>
          </table:table-cell>
          <table:table-cell office:value-type="float" office:value="0.35043745599999998" table:style-name="ce1">
            <text:p>0.350437456</text:p>
          </table:table-cell>
          <table:table-cell office:value-type="float" office:value="0.50846020700000005" table:style-name="ce1">
            <text:p>0.508460207</text:p>
          </table:table-cell>
          <table:table-cell office:value-type="float" office:value="267083" table:style-name="ce1">
            <text:p>267083</text:p>
          </table:table-cell>
          <table:table-cell office:value-type="float" office:value="85559" table:style-name="ce1">
            <text:p>85559</text:p>
          </table:table-cell>
          <table:table-cell office:value-type="float" office:value="118175" table:style-name="ce1">
            <text:p>118175</text:p>
          </table:table-cell>
          <table:table-cell office:value-type="float" office:value="0.56727560799999999" table:style-name="ce1">
            <text:p>0.567275608</text:p>
          </table:table-cell>
          <table:table-cell office:value-type="float" office:value="0.18172453399999999" table:style-name="ce1">
            <text:p>0.181724534</text:p>
          </table:table-cell>
          <table:table-cell office:value-type="float" office:value="0.25099985800000002" table:style-name="ce1">
            <text:p>0.250999858</text:p>
          </table:table-cell>
          <table:table-cell office:value-type="float" office:value="3646509" table:style-name="ce1">
            <text:p>3646509</text:p>
          </table:table-cell>
          <table:table-cell office:value-type="float" office:value="3083843" table:style-name="ce1">
            <text:p>3083843</text:p>
          </table:table-cell>
          <table:table-cell office:value-type="float" office:value="3304187" table:style-name="ce1">
            <text:p>3304187</text:p>
          </table:table-cell>
          <table:table-cell office:value-type="float" office:value="3202194" table:style-name="ce1">
            <text:p>3202194</text:p>
          </table:table-cell>
          <table:table-cell office:value-type="float" office:value="13236733" table:formula="of:=[.R4]+[.S4]+[.T4]+[.U4]" table:style-name="ce5">
            <text:p>1.32E+07</text:p>
          </table:table-cell>
          <table:table-cell office:value-type="string" table:style-name="ce6">
            <text:p>00002GCF_000002445.1_ASM244v1.fna</text:p>
          </table:table-cell>
          <table:table-cell office:value-type="float" office:value="12" table:style-name="ce1">
            <text:p>12</text:p>
          </table:table-cell>
          <table:table-cell office:value-type="float" office:value="0.48419944799999998" table:style-name="ce1">
            <text:p>0.484199448</text:p>
          </table:table-cell>
          <table:table-cell office:value-type="float" office:value="186086" table:style-name="ce1">
            <text:p>186086</text:p>
          </table:table-cell>
          <table:table-cell office:value-type="float" office:value="376300" table:style-name="ce1">
            <text:p>376300</text:p>
          </table:table-cell>
          <table:table-cell office:value-type="float" office:value="286370" table:style-name="ce1">
            <text:p>286370</text:p>
          </table:table-cell>
          <table:table-cell office:value-type="float" office:value="5404978" table:style-name="ce1">
            <text:p>5404978</text:p>
          </table:table-cell>
          <table:table-cell office:value-type="float" office:value="5417298" table:style-name="ce1">
            <text:p>5417298</text:p>
          </table:table-cell>
          <table:table-cell office:value-type="float" office:value="5738909" table:style-name="ce1">
            <text:p>5738909</text:p>
          </table:table-cell>
          <table:table-cell office:value-type="float" office:value="5789679" table:style-name="ce1">
            <text:p>5789679</text:p>
          </table:table-cell>
          <table:table-cell office:value-type="boolean" office:boolean-value="true" table:formula="of:=EXACT([.A4];[.W4])" table:style-name="ce2">
            <text:p>TRUE</text:p>
          </table:table-cell>
          <table:table-cell office:value-type="float" office:value="22350864" table:formula="of:=[.AC4]+[.AD4]+[.AE4]+[.AF4]" table:style-name="ce1">
            <text:p>22350864</text:p>
          </table:table-cell>
          <table:table-cell table:style-name="ce1"/>
          <table:table-cell office:value-type="float" office:value="0.2192455782344985" table:formula="of:=[.Z4]/([.Z4]+[.AA4]+[.AB4])" table:style-name="ce1">
            <text:p>0.219245578</text:p>
          </table:table-cell>
          <table:table-cell office:value-type="float" office:value="0.44335474506218514" table:formula="of:=[.AA4]/([.AA4]+[.AB4]+[.Z4])" table:style-name="ce1">
            <text:p>0.443354745</text:p>
          </table:table-cell>
          <table:table-cell office:value-type="float" office:value="0.33739967670331639" table:formula="of:=[.AB4]/([.AB4]+[.Z4]+[.AA4])" table:style-name="ce1">
            <text:p>0.337399677</text:p>
          </table:table-cell>
          <table:table-cell table:number-columns-repeated="16346" table:style-name="ce1"/>
        </table:table-row>
        <table:table-row table:style-name="ro2">
          <table:table-cell office:value-type="string" table:style-name="ce1">
            <text:p>00003GCF_000002725.2_ASM272v2.fna</text:p>
          </table:table-cell>
          <table:table-cell office:value-type="float" office:value="8328" table:style-name="ce1">
            <text:p>8328</text:p>
          </table:table-cell>
          <table:table-cell office:value-type="float" office:value="205" table:style-name="ce1">
            <text:p>205</text:p>
          </table:table-cell>
          <table:table-cell office:value-type="float" office:value="2.4615754E-2" table:style-name="ce1">
            <text:p>0.024615754</text:p>
          </table:table-cell>
          <table:table-cell office:value-type="float" office:value="3485" table:style-name="ce1">
            <text:p>3485</text:p>
          </table:table-cell>
          <table:table-cell office:value-type="float" office:value="2978" table:style-name="ce1">
            <text:p>2978</text:p>
          </table:table-cell>
          <table:table-cell office:value-type="float" office:value="1660" table:style-name="ce1">
            <text:p>1660</text:p>
          </table:table-cell>
          <table:table-cell office:value-type="float" office:value="0.42902868399999999" table:style-name="ce1">
            <text:p>0.429028684</text:p>
          </table:table-cell>
          <table:table-cell office:value-type="float" office:value="0.36661332000000002" table:style-name="ce1">
            <text:p>0.36661332</text:p>
          </table:table-cell>
          <table:table-cell office:value-type="float" office:value="0.20435799599999999" table:style-name="ce1">
            <text:p>0.204357996</text:p>
          </table:table-cell>
          <table:table-cell office:value-type="float" office:value="0.62448132899999997" table:style-name="ce1">
            <text:p>0.624481329</text:p>
          </table:table-cell>
          <table:table-cell office:value-type="float" office:value="205419" table:style-name="ce1">
            <text:p>205419</text:p>
          </table:table-cell>
          <table:table-cell office:value-type="float" office:value="49812" table:style-name="ce1">
            <text:p>49812</text:p>
          </table:table-cell>
          <table:table-cell office:value-type="float" office:value="32733" table:style-name="ce1">
            <text:p>32733</text:p>
          </table:table-cell>
          <table:table-cell office:value-type="float" office:value="0.71334958500000001" table:style-name="ce1">
            <text:p>0.713349585</text:p>
          </table:table-cell>
          <table:table-cell office:value-type="float" office:value="0.17297995599999999" table:style-name="ce1">
            <text:p>0.172979956</text:p>
          </table:table-cell>
          <table:table-cell office:value-type="float" office:value="0.113670459" table:style-name="ce1">
            <text:p>0.113670459</text:p>
          </table:table-cell>
          <table:table-cell office:value-type="float" office:value="4991358" table:style-name="ce1">
            <text:p>4991358</text:p>
          </table:table-cell>
          <table:table-cell office:value-type="float" office:value="4893502" table:style-name="ce1">
            <text:p>4893502</text:p>
          </table:table-cell>
          <table:table-cell office:value-type="float" office:value="3055570" table:style-name="ce1">
            <text:p>3055570</text:p>
          </table:table-cell>
          <table:table-cell office:value-type="float" office:value="2888482" table:style-name="ce1">
            <text:p>2888482</text:p>
          </table:table-cell>
          <table:table-cell office:value-type="float" office:value="15828912" table:formula="of:=[.R5]+[.S5]+[.T5]+[.U5]" table:style-name="ce5">
            <text:p>1.58E+07</text:p>
          </table:table-cell>
          <table:table-cell office:value-type="string" table:style-name="ce6">
            <text:p>00003GCF_000002725.2_ASM272v2.fna</text:p>
          </table:table-cell>
          <table:table-cell office:value-type="float" office:value="36" table:style-name="ce1">
            <text:p>36</text:p>
          </table:table-cell>
          <table:table-cell office:value-type="float" office:value="0.58639911199999994" table:style-name="ce1">
            <text:p>0.586399112</text:p>
          </table:table-cell>
          <table:table-cell office:value-type="float" office:value="147188" table:style-name="ce1">
            <text:p>147188</text:p>
          </table:table-cell>
          <table:table-cell office:value-type="float" office:value="346927" table:style-name="ce1">
            <text:p>346927</text:p>
          </table:table-cell>
          <table:table-cell office:value-type="float" office:value="91253" table:style-name="ce1">
            <text:p>91253</text:p>
          </table:table-cell>
          <table:table-cell office:value-type="float" office:value="7659766" table:style-name="ce1">
            <text:p>7659766</text:p>
          </table:table-cell>
          <table:table-cell office:value-type="float" office:value="7705776" table:style-name="ce1">
            <text:p>7705776</text:p>
          </table:table-cell>
          <table:table-cell office:value-type="float" office:value="5394451" table:style-name="ce1">
            <text:p>5394451</text:p>
          </table:table-cell>
          <table:table-cell office:value-type="float" office:value="5443222" table:style-name="ce1">
            <text:p>5443222</text:p>
          </table:table-cell>
          <table:table-cell office:value-type="boolean" office:boolean-value="true" table:formula="of:=EXACT([.A5];[.W5])" table:style-name="ce2">
            <text:p>TRUE</text:p>
          </table:table-cell>
          <table:table-cell office:value-type="float" office:value="26203215" table:formula="of:=[.AC5]+[.AD5]+[.AE5]+[.AF5]" table:style-name="ce1">
            <text:p>26203215</text:p>
          </table:table-cell>
          <table:table-cell table:style-name="ce1"/>
          <table:table-cell office:value-type="float" office:value="0.25144524470076945" table:formula="of:=[.Z5]/([.Z5]+[.AA5]+[.AB5])" table:style-name="ce1">
            <text:p>0.251445245</text:p>
          </table:table-cell>
          <table:table-cell office:value-type="float" office:value="0.59266478522912081" table:formula="of:=[.AA5]/([.AA5]+[.AB5]+[.Z5])" table:style-name="ce1">
            <text:p>0.592664785</text:p>
          </table:table-cell>
          <table:table-cell office:value-type="float" office:value="0.15588997007010974" table:formula="of:=[.AB5]/([.AB5]+[.Z5]+[.AA5])" table:style-name="ce1">
            <text:p>0.15588997</text:p>
          </table:table-cell>
          <table:table-cell table:style-name="ce1"/>
          <table:table-cell office:value-type="string" table:number-columns-spanned="8" table:number-rows-spanned="1" table:style-name="ce13">
            <office:annotation draw:style-name="a19" svg:x="40.8333333333333in" svg:y="0.739583333333333in" svg:width="1.5in" svg:height="0.822916666666667in">
              <dc:creator>Gürkan Korkmaz</dc:creator>
              <text:p><text:span text:style-name="T4">Gürkan Korkmaz:</text:span><text:span text:style-name="T3"/></text:p>
              <text:p><text:span text:style-name="T3">Correlation Coefficient of in frame stop codons found in CDS.</text:span></text:p>
            </office:annotation>
            <text:p>Correlation Frame Stops</text:p>
          </table:table-cell>
          <table:covered-table-cell table:number-columns-repeated="7"/>
          <table:table-cell table:style-name="ce8"/>
          <table:table-cell table:number-columns-repeated="16336" table:style-name="ce1"/>
        </table:table-row>
        <table:table-row table:style-name="ro2">
          <table:table-cell office:value-type="string" table:style-name="ce1">
            <text:p>00004GCF_000002765.3_ASM276v1.fna</text:p>
          </table:table-cell>
          <table:table-cell office:value-type="float" office:value="5340" table:style-name="ce1">
            <text:p>5340</text:p>
          </table:table-cell>
          <table:table-cell office:value-type="float" office:value="150" table:style-name="ce1">
            <text:p>150</text:p>
          </table:table-cell>
          <table:table-cell office:value-type="float" office:value="2.8089888E-2" table:style-name="ce1">
            <text:p>0.028089888</text:p>
          </table:table-cell>
          <table:table-cell office:value-type="float" office:value="1084" table:style-name="ce1">
            <text:p>1084</text:p>
          </table:table-cell>
          <table:table-cell office:value-type="float" office:value="519" table:style-name="ce1">
            <text:p>519</text:p>
          </table:table-cell>
          <table:table-cell office:value-type="float" office:value="3587" table:style-name="ce1">
            <text:p>3587</text:p>
          </table:table-cell>
          <table:table-cell office:value-type="float" office:value="0.208863198" table:style-name="ce1">
            <text:p>0.208863198</text:p>
          </table:table-cell>
          <table:table-cell office:value-type="float" office:value="0.1" table:style-name="ce1">
            <text:p>0.1</text:p>
          </table:table-cell>
          <table:table-cell office:value-type="float" office:value="0.69113680200000005" table:style-name="ce1">
            <text:p>0.691136802</text:p>
          </table:table-cell>
          <table:table-cell office:value-type="float" office:value="0.23824241500000001" table:style-name="ce1">
            <text:p>0.238242415</text:p>
          </table:table-cell>
          <table:table-cell office:value-type="float" office:value="328572" table:style-name="ce1">
            <text:p>328572</text:p>
          </table:table-cell>
          <table:table-cell office:value-type="float" office:value="154786" table:style-name="ce1">
            <text:p>154786</text:p>
          </table:table-cell>
          <table:table-cell office:value-type="float" office:value="644940" table:style-name="ce1">
            <text:p>644940</text:p>
          </table:table-cell>
          <table:table-cell office:value-type="float" office:value="0.291210301" table:style-name="ce1">
            <text:p>0.291210301</text:p>
          </table:table-cell>
          <table:table-cell office:value-type="float" office:value="0.13718538899999999" table:style-name="ce1">
            <text:p>0.137185389</text:p>
          </table:table-cell>
          <table:table-cell office:value-type="float" office:value="0.57160431" table:style-name="ce1">
            <text:p>0.57160431</text:p>
          </table:table-cell>
          <table:table-cell office:value-type="float" office:value="1720030" table:style-name="ce1">
            <text:p>1720030</text:p>
          </table:table-cell>
          <table:table-cell office:value-type="float" office:value="1206744" table:style-name="ce1">
            <text:p>1206744</text:p>
          </table:table-cell>
          <table:table-cell office:value-type="float" office:value="5543199" table:style-name="ce1">
            <text:p>5543199</text:p>
          </table:table-cell>
          <table:table-cell office:value-type="float" office:value="3814884" table:style-name="ce1">
            <text:p>3814884</text:p>
          </table:table-cell>
          <table:table-cell office:value-type="float" office:value="12284857" table:formula="of:=[.R6]+[.S6]+[.T6]+[.U6]" table:style-name="ce5">
            <text:p>1.23E+07</text:p>
          </table:table-cell>
          <table:table-cell office:value-type="string" table:style-name="ce6">
            <text:p>00004GCF_000002765.3_ASM276v1.fna</text:p>
          </table:table-cell>
          <table:table-cell office:value-type="float" office:value="15" table:style-name="ce1">
            <text:p>15</text:p>
          </table:table-cell>
          <table:table-cell office:value-type="float" office:value="0.293943501" table:style-name="ce1">
            <text:p>0.293943501</text:p>
          </table:table-cell>
          <table:table-cell office:value-type="float" office:value="115127" table:style-name="ce1">
            <text:p>115127</text:p>
          </table:table-cell>
          <table:table-cell office:value-type="float" office:value="172771" table:style-name="ce1">
            <text:p>172771</text:p>
          </table:table-cell>
          <table:table-cell office:value-type="float" office:value="293405" table:style-name="ce1">
            <text:p>293405</text:p>
          </table:table-cell>
          <table:table-cell office:value-type="float" office:value="1324582" table:style-name="ce1">
            <text:p>1324582</text:p>
          </table:table-cell>
          <table:table-cell office:value-type="float" office:value="1317008" table:style-name="ce1">
            <text:p>1317008</text:p>
          </table:table-cell>
          <table:table-cell office:value-type="float" office:value="3171824" table:style-name="ce1">
            <text:p>3171824</text:p>
          </table:table-cell>
          <table:table-cell office:value-type="float" office:value="3173313" table:style-name="ce1">
            <text:p>3173313</text:p>
          </table:table-cell>
          <table:table-cell office:value-type="boolean" office:boolean-value="true" table:formula="of:=EXACT([.A6];[.W6])" table:style-name="ce2">
            <text:p>TRUE</text:p>
          </table:table-cell>
          <table:table-cell office:value-type="float" office:value="8986727" table:formula="of:=[.AC6]+[.AD6]+[.AE6]+[.AF6]" table:style-name="ce1">
            <text:p>8986727</text:p>
          </table:table-cell>
          <table:table-cell table:style-name="ce7"/>
          <table:table-cell office:value-type="float" office:value="0.19804989824583738" table:formula="of:=[.Z6]/([.Z6]+[.AA6]+[.AB6])" table:style-name="ce1">
            <text:p>0.198049898</text:p>
          </table:table-cell>
          <table:table-cell office:value-type="float" office:value="0.29721332936523637" table:formula="of:=[.AA6]/([.AA6]+[.AB6]+[.Z6])" table:style-name="ce1">
            <text:p>0.297213329</text:p>
          </table:table-cell>
          <table:table-cell office:value-type="float" office:value="0.50473677238892622" table:formula="of:=[.AB6]/([.AB6]+[.Z6]+[.AA6])" table:style-name="ce1">
            <text:p>0.504736772</text:p>
          </table:table-cell>
          <table:table-cell table:style-name="ce1"/>
          <table:table-cell office:value-type="string" table:style-name="ce2">
            <office:annotation draw:style-name="a20" svg:x="31.7916666666667in" svg:y="0.947916666666667in" svg:width="1.5in" svg:height="0.822916666666667in">
              <dc:creator>Gürkan Korkmaz</dc:creator>
              <text:p><text:span text:style-name="T4">Gürkan Korkmaz:</text:span><text:span text:style-name="T3"/></text:p>
              <text:p><text:span text:style-name="T3">Correlation of in frame TGA and TAA.</text:span></text:p>
            </office:annotation>
            <text:p>TGA2TAA</text:p>
          </table:table-cell>
          <table:table-cell office:value-type="string" table:style-name="ce2">
            <office:annotation draw:style-name="a21" svg:x="33.0833333333333in" svg:y="0.947916666666667in" svg:width="1.5in" svg:height="0.822916666666667in">
              <dc:creator>Gürkan Korkmaz</dc:creator>
              <text:p><text:span text:style-name="T4">Gürkan Korkmaz:</text:span><text:span text:style-name="T3"/></text:p>
              <text:p><text:span text:style-name="T3">Correlation of in frame TAG and TAA.</text:span></text:p>
            </office:annotation>
            <text:p>TAG2TAA</text:p>
          </table:table-cell>
          <table:table-cell office:value-type="string" table:style-name="ce2">
            <office:annotation draw:style-name="a22" svg:x="34.375in" svg:y="0.947916666666667in" svg:width="1.5in" svg:height="0.822916666666667in">
              <dc:creator>Gürkan Korkmaz</dc:creator>
              <text:p><text:span text:style-name="T4">Gürkan Korkmaz:</text:span><text:span text:style-name="T3"/></text:p>
              <text:p><text:span text:style-name="T3">Correlation of in frame TGA and GC content of CDS.</text:span></text:p>
            </office:annotation>
            <text:p>TGA2cdsGC</text:p>
          </table:table-cell>
          <table:table-cell office:value-type="string" table:style-name="ce2">
            <office:annotation draw:style-name="a23" svg:x="35.6666666666667in" svg:y="0.947916666666667in" svg:width="1.5in" svg:height="0.822916666666667in">
              <dc:creator>Gürkan Korkmaz</dc:creator>
              <text:p><text:span text:style-name="T4">Gürkan Korkmaz:</text:span><text:span text:style-name="T3"/></text:p>
              <text:p><text:span text:style-name="T3">Correlation of in frame TAG and GC content of CDS.</text:span></text:p>
            </office:annotation>
            <text:p>TAG2cdsGC</text:p>
          </table:table-cell>
          <table:table-cell office:value-type="string" table:style-name="ce2">
            <office:annotation draw:style-name="a24" svg:x="36.9583333333333in" svg:y="0.947916666666667in" svg:width="1.5in" svg:height="0.822916666666667in">
              <dc:creator>Gürkan Korkmaz</dc:creator>
              <text:p><text:span text:style-name="T4">Gürkan Korkmaz:</text:span><text:span text:style-name="T3"/></text:p>
              <text:p><text:span text:style-name="T3">Correlation of in frame TAA and GC content of CDS.</text:span></text:p>
            </office:annotation>
            <text:p>TAA2cdsGC</text:p>
          </table:table-cell>
          <table:table-cell office:value-type="string" table:style-name="ce2">
            <office:annotation draw:style-name="a25" svg:x="38.25in" svg:y="0.947916666666667in" svg:width="1.5in" svg:height="0.822916666666667in">
              <dc:creator>Gürkan Korkmaz</dc:creator>
              <text:p><text:span text:style-name="T4">Gürkan Korkmaz:</text:span><text:span text:style-name="T3"/></text:p>
              <text:p><text:span text:style-name="T3">Correlation of in frame TGA and genomic GC content.</text:span></text:p>
            </office:annotation>
            <text:p>TGA2genomicGC</text:p>
          </table:table-cell>
          <table:table-cell office:value-type="string" table:style-name="ce2">
            <office:annotation draw:style-name="a26" svg:x="39.5416666666667in" svg:y="0.947916666666667in" svg:width="1.5in" svg:height="0.822916666666667in">
              <dc:creator>Gürkan Korkmaz</dc:creator>
              <text:p><text:span text:style-name="T4">Gürkan Korkmaz:</text:span><text:span text:style-name="T3"/></text:p>
              <text:p><text:span text:style-name="T3">Correlation of in frame TAG and genomic GC content.</text:span></text:p>
            </office:annotation>
            <text:p>TAG2genomicGC</text:p>
          </table:table-cell>
          <table:table-cell office:value-type="string" table:style-name="ce2">
            <office:annotation draw:style-name="a27" svg:x="40.8333333333333in" svg:y="0.947916666666667in" svg:width="1.5in" svg:height="0.822916666666667in">
              <dc:creator>Gürkan Korkmaz</dc:creator>
              <text:p><text:span text:style-name="T4">Gürkan Korkmaz:</text:span><text:span text:style-name="T3"/></text:p>
              <text:p><text:span text:style-name="T3">Correlation of in frame TAA and genomic GC.</text:span></text:p>
            </office:annotation>
            <text:p>TAA2genomicGC</text:p>
          </table:table-cell>
          <table:table-cell table:number-columns-repeated="16337" table:style-name="ce1"/>
        </table:table-row>
        <table:table-row table:style-name="ro2">
          <table:table-cell table:number-columns-repeated="21" table:style-name="ce1"/>
          <table:table-cell table:style-name="ce5"/>
          <table:table-cell table:style-name="ce6"/>
          <table:table-cell table:number-columns-repeated="9" table:style-name="ce1"/>
          <table:table-cell table:style-name="ce2"/>
          <table:table-cell table:number-columns-repeated="6" table:style-name="ce1"/>
          <table:table-cell office:value-type="float" office:value="-0.9823557441828068" table:formula="of:=CORREL([.H3:.H82];[.J3:.J82])" table:style-name="ce9">
            <text:p>-0.9824</text:p>
          </table:table-cell>
          <table:table-cell office:value-type="float" office:value="-0.9895757375875126" table:formula="of:=CORREL([.I3:.I82];[.J3:.J82])" table:style-name="ce9">
            <text:p>-0.9896</text:p>
          </table:table-cell>
          <table:table-cell office:value-type="float" office:value="0.9990413239914443" table:formula="of:=CORREL([.H3:.H82];[.K3:.K82])" table:style-name="ce9">
            <text:p>0.9990</text:p>
          </table:table-cell>
          <table:table-cell office:value-type="float" office:value="0.95594893714572349" table:formula="of:=CORREL([.I3:.I82];[.K3:.K82])" table:style-name="ce9">
            <text:p>0.9559</text:p>
          </table:table-cell>
          <table:table-cell office:value-type="float" office:value="-0.98809963617360663" table:formula="of:=CORREL([.J3:.J82];[.K3:.K82])" table:style-name="ce9">
            <text:p>-0.9881</text:p>
          </table:table-cell>
          <table:table-cell office:value-type="float" office:value="0.99450222405637867" table:formula="of:=CORREL([.Y3:.Y82];[.H3:.H82])" table:style-name="ce9">
            <text:p>0.9945</text:p>
          </table:table-cell>
          <table:table-cell office:value-type="float" office:value="0.55755343427398674" table:formula="of:=CORREL([.X3:.X82];[.I3:.I82])" table:style-name="ce9">
            <text:p>0.5576</text:p>
          </table:table-cell>
          <table:table-cell office:value-type="float" office:value="-0.99092274513687162" table:formula="of:=CORREL([.Y3:.Y82];[.J3:.J82])" table:style-name="ce9">
            <text:p>-0.9909</text:p>
          </table:table-cell>
          <table:table-cell table:number-columns-repeated="16337" table:style-name="ce1"/>
        </table:table-row>
        <table:table-row table:style-name="ro2">
          <table:table-cell table:number-columns-repeated="21" table:style-name="ce1"/>
          <table:table-cell table:style-name="ce5"/>
          <table:table-cell table:style-name="ce6"/>
          <table:table-cell table:number-columns-repeated="9" table:style-name="ce1"/>
          <table:table-cell table:style-name="ce2"/>
          <table:table-cell table:number-columns-repeated="6" table:style-name="ce1"/>
          <table:table-cell table:number-columns-repeated="9" table:style-name="ce9"/>
          <table:table-cell table:number-columns-repeated="16336" table:style-name="ce1"/>
        </table:table-row>
        <table:table-row table:style-name="ro2">
          <table:table-cell table:number-columns-repeated="21" table:style-name="ce1"/>
          <table:table-cell table:style-name="ce5"/>
          <table:table-cell table:style-name="ce6"/>
          <table:table-cell table:number-columns-repeated="9" table:style-name="ce1"/>
          <table:table-cell table:style-name="ce2"/>
          <table:table-cell table:number-columns-repeated="6" table:style-name="ce1"/>
          <table:table-cell office:value-type="string" table:number-columns-spanned="8" table:number-rows-spanned="1" table:style-name="ce14">
            <office:annotation draw:style-name="a28" svg:x="40.8333333333333in" svg:y="1.57291666666667in" svg:width="1.5in" svg:height="0.822916666666667in">
              <dc:creator>Gürkan Korkmaz</dc:creator>
              <text:p><text:span text:style-name="T4">Gürkan Korkmaz:</text:span><text:span text:style-name="T3"/></text:p>
              <text:p><text:span text:style-name="T3">Correlation Coefficient of <text:s/>stop codons found in all three frames within CDS.</text:span></text:p>
            </office:annotation>
            <text:p>Correlation Off Stops CDS</text:p>
          </table:table-cell>
          <table:covered-table-cell table:number-columns-repeated="7"/>
          <table:table-cell table:style-name="ce10"/>
          <table:table-cell table:number-columns-repeated="16336" table:style-name="ce1"/>
        </table:table-row>
        <table:table-row table:style-name="ro2">
          <table:table-cell table:number-columns-repeated="21" table:style-name="ce1"/>
          <table:table-cell table:style-name="ce5"/>
          <table:table-cell table:style-name="ce6"/>
          <table:table-cell table:number-columns-repeated="9" table:style-name="ce1"/>
          <table:table-cell table:style-name="ce2"/>
          <table:table-cell table:number-columns-repeated="6" table:style-name="ce1"/>
          <table:table-cell office:value-type="string" table:style-name="ce9">
            <text:p>TGA2TAA</text:p>
          </table:table-cell>
          <table:table-cell office:value-type="string" table:style-name="ce9">
            <text:p>TAG2TAA</text:p>
          </table:table-cell>
          <table:table-cell office:value-type="string" table:style-name="ce9">
            <text:p>TGA2cdsGC</text:p>
          </table:table-cell>
          <table:table-cell office:value-type="string" table:style-name="ce9">
            <text:p>TAG2cdsGC</text:p>
          </table:table-cell>
          <table:table-cell office:value-type="string" table:style-name="ce9">
            <text:p>TAA2cdsGC</text:p>
          </table:table-cell>
          <table:table-cell office:value-type="string" table:style-name="ce9">
            <text:p>TGA2genomicGC</text:p>
          </table:table-cell>
          <table:table-cell office:value-type="string" table:style-name="ce9">
            <text:p>TAG2genomicGC</text:p>
          </table:table-cell>
          <table:table-cell office:value-type="string" table:style-name="ce9">
            <text:p>TAA2genomicGC</text:p>
          </table:table-cell>
          <table:table-cell table:style-name="ce9"/>
          <table:table-cell table:number-columns-repeated="16336" table:style-name="ce1"/>
        </table:table-row>
        <table:table-row table:style-name="ro2">
          <table:table-cell table:number-columns-repeated="21" table:style-name="ce1"/>
          <table:table-cell table:style-name="ce5"/>
          <table:table-cell table:style-name="ce6"/>
          <table:table-cell table:number-columns-repeated="9" table:style-name="ce1"/>
          <table:table-cell table:style-name="ce2"/>
          <table:table-cell table:number-columns-repeated="6" table:style-name="ce1"/>
          <table:table-cell office:value-type="float" office:value="-0.95869980365819107" table:formula="of:=CORREL([.O3:.O82];[.Q3:.Q82])" table:style-name="ce9">
            <text:p>-0.9587</text:p>
          </table:table-cell>
          <table:table-cell office:value-type="float" office:value="-0.37086107973381804" table:formula="of:=CORREL([.P3:.P82];[.Q3:.Q82])" table:style-name="ce9">
            <text:p>-0.3709</text:p>
          </table:table-cell>
          <table:table-cell office:value-type="float" office:value="0.94434629870316877" table:formula="of:=CORREL([.O3:.O82];[.K3:.K82])" table:style-name="ce9">
            <text:p>0.9443</text:p>
          </table:table-cell>
          <table:table-cell office:value-type="float" office:value="0.41377673782406194" table:formula="of:=CORREL([.P3:.P82];[.K3:.K82])" table:style-name="ce9">
            <text:p>0.4138</text:p>
          </table:table-cell>
          <table:table-cell office:value-type="float" office:value="-0.99887141010308611" table:formula="of:=CORREL([.Q3:.Q82];[.K3:.K82])" table:style-name="ce9">
            <text:p>-0.9989</text:p>
          </table:table-cell>
          <table:table-cell office:value-type="float" office:value="0.93515467265711139" table:formula="of:=CORREL([.O3:.O82];[.Y3:.Y82])" table:style-name="ce9">
            <text:p>0.9352</text:p>
          </table:table-cell>
          <table:table-cell office:value-type="float" office:value="0.43182070792154842" table:formula="of:=CORREL([.P3:.P82];[.Y3:.Y82])" table:style-name="ce9">
            <text:p>0.4318</text:p>
          </table:table-cell>
          <table:table-cell office:value-type="float" office:value="-0.99545300769177669" table:formula="of:=CORREL([.Q3:.Q82];[.Y3:.Y82])" table:style-name="ce9">
            <text:p>-0.9955</text:p>
          </table:table-cell>
          <table:table-cell table:style-name="ce9"/>
          <table:table-cell table:number-columns-repeated="16336" table:style-name="ce1"/>
        </table:table-row>
        <table:table-row table:style-name="ro2">
          <table:table-cell table:number-columns-repeated="21" table:style-name="ce1"/>
          <table:table-cell table:style-name="ce5"/>
          <table:table-cell table:style-name="ce6"/>
          <table:table-cell table:number-columns-repeated="9" table:style-name="ce1"/>
          <table:table-cell table:style-name="ce2"/>
          <table:table-cell table:number-columns-repeated="6" table:style-name="ce1"/>
          <table:table-cell table:number-columns-repeated="9" table:style-name="ce9"/>
          <table:table-cell table:number-columns-repeated="16336" table:style-name="ce1"/>
        </table:table-row>
        <table:table-row table:style-name="ro2">
          <table:table-cell table:number-columns-repeated="21" table:style-name="ce1"/>
          <table:table-cell table:style-name="ce5"/>
          <table:table-cell table:style-name="ce6"/>
          <table:table-cell table:number-columns-repeated="9" table:style-name="ce1"/>
          <table:table-cell table:style-name="ce2"/>
          <table:table-cell table:number-columns-repeated="6" table:style-name="ce1"/>
          <table:table-cell office:value-type="string" table:number-columns-spanned="8" table:number-rows-spanned="1" table:style-name="ce14">
            <office:annotation draw:style-name="a29" svg:x="40.8333333333333in" svg:y="2.40625in" svg:width="1.5in" svg:height="0.822916666666667in">
              <dc:creator>Gürkan Korkmaz</dc:creator>
              <text:p><text:span text:style-name="T4">Gürkan Korkmaz:</text:span><text:span text:style-name="T3"/></text:p>
              <text:p><text:span text:style-name="T3">Correlation Coefficient of <text:s/>stop codons found in all three frames within genomic sequence.</text:span></text:p>
            </office:annotation>
            <text:p>Correlation Off Stops Genomic</text:p>
          </table:table-cell>
          <table:covered-table-cell table:number-columns-repeated="7"/>
          <table:table-cell table:style-name="ce10"/>
          <table:table-cell table:number-columns-repeated="16336" table:style-name="ce1"/>
        </table:table-row>
        <table:table-row table:style-name="ro2">
          <table:table-cell table:number-columns-repeated="21" table:style-name="ce1"/>
          <table:table-cell table:style-name="ce5"/>
          <table:table-cell table:style-name="ce6"/>
          <table:table-cell table:number-columns-repeated="9" table:style-name="ce1"/>
          <table:table-cell table:style-name="ce2"/>
          <table:table-cell table:number-columns-repeated="6" table:style-name="ce1"/>
          <table:table-cell office:value-type="string" table:style-name="ce9">
            <text:p>TGA2TAA</text:p>
          </table:table-cell>
          <table:table-cell office:value-type="string" table:style-name="ce9">
            <text:p>TAG2TAA</text:p>
          </table:table-cell>
          <table:table-cell table:number-columns-repeated="3" table:style-name="ce1"/>
          <table:table-cell office:value-type="string" table:style-name="ce9">
            <text:p>TGA2genomicGC</text:p>
          </table:table-cell>
          <table:table-cell office:value-type="string" table:style-name="ce9">
            <text:p>TAG2genomicGC</text:p>
          </table:table-cell>
          <table:table-cell office:value-type="string" table:style-name="ce9">
            <text:p>TAA2genomicGC</text:p>
          </table:table-cell>
          <table:table-cell table:number-columns-repeated="16337" table:style-name="ce1"/>
        </table:table-row>
        <table:table-row table:style-name="ro2">
          <table:table-cell table:number-columns-repeated="21" table:style-name="ce1"/>
          <table:table-cell table:style-name="ce5"/>
          <table:table-cell table:style-name="ce6"/>
          <table:table-cell table:number-columns-repeated="9" table:style-name="ce1"/>
          <table:table-cell table:style-name="ce2"/>
          <table:table-cell table:number-columns-repeated="6" table:style-name="ce1"/>
          <table:table-cell office:value-type="float" office:value="-0.95636408040414678" table:formula="of:=CORREL([.AK3:.AK82];[.AL3:.AL82])" table:style-name="ce9">
            <text:p>-0.9564</text:p>
          </table:table-cell>
          <table:table-cell office:value-type="float" office:value="-0.61585087321869669" table:formula="of:=CORREL([.AJ3:.AJ82];[.AL3:.AL82])" table:style-name="ce9">
            <text:p>-0.6159</text:p>
          </table:table-cell>
          <table:table-cell table:number-columns-repeated="3" table:style-name="ce1"/>
          <table:table-cell office:value-type="float" office:value="0.94534994805773076" table:formula="of:=CORREL([.AK3:.AK82];[.Y3:.Y82])" table:style-name="ce9">
            <text:p>0.9453</text:p>
          </table:table-cell>
          <table:table-cell office:value-type="float" office:value="0.58565062465753848" table:formula="of:=CORREL([.AJ3:.AJ82];[.Y3:.Y82])" table:style-name="ce9">
            <text:p>0.5857</text:p>
          </table:table-cell>
          <table:table-cell office:value-type="float" office:value="-0.98125020548378161" table:formula="of:=CORREL([.AL3:.AL82];[.Y3:.Y82])" table:style-name="ce9">
            <text:p>-0.9813</text:p>
          </table:table-cell>
          <table:table-cell table:number-columns-repeated="16337" table:style-name="ce1"/>
        </table:table-row>
        <table:table-row table:style-name="ro2">
          <table:table-cell table:number-columns-repeated="21" table:style-name="ce1"/>
          <table:table-cell table:style-name="ce5"/>
          <table:table-cell table:style-name="ce6"/>
          <table:table-cell table:number-columns-repeated="9" table:style-name="ce1"/>
          <table:table-cell table:style-name="ce2"/>
          <table:table-cell table:number-columns-repeated="16351" table:style-name="ce1"/>
        </table:table-row>
        <table:table-row table:style-name="ro2">
          <table:table-cell table:number-columns-repeated="8"/>
          <table:table-cell table:number-columns-repeated="13" table:style-name="ce1"/>
          <table:table-cell table:style-name="ce5"/>
          <table:table-cell table:style-name="ce6"/>
          <table:table-cell table:number-columns-repeated="9" table:style-name="ce1"/>
          <table:table-cell table:style-name="ce2"/>
          <table:table-cell table:number-columns-repeated="6" table:style-name="ce1"/>
          <table:table-cell office:value-type="string" table:style-name="ce2">
            <office:annotation draw:style-name="a30" svg:x="31.7916666666667in" svg:y="3.23958333333333in" svg:width="1.5in" svg:height="0.822916666666667in">
              <dc:creator>Gürkan Korkmaz</dc:creator>
              <text:p><text:span text:style-name="T4">Gürkan Korkmaz:</text:span><text:span text:style-name="T3"/></text:p>
              <text:p><text:span text:style-name="T3">Correlation between the GC content of CDS and the GC content of genomic sequence.<text:s/></text:span></text:p>
            </office:annotation>
            <text:p>CDSGC2genomicGC</text:p>
          </table:table-cell>
          <table:table-cell table:number-columns-repeated="16344"/>
        </table:table-row>
        <table:table-row table:style-name="ro2">
          <table:table-cell table:number-columns-repeated="8"/>
          <table:table-cell table:number-columns-repeated="13" table:style-name="ce1"/>
          <table:table-cell table:style-name="ce5"/>
          <table:table-cell table:style-name="ce6"/>
          <table:table-cell table:number-columns-repeated="9" table:style-name="ce1"/>
          <table:table-cell table:style-name="ce2"/>
          <table:table-cell table:number-columns-repeated="6" table:style-name="ce1"/>
          <table:table-cell office:value-type="float" office:value="0.99807337861119416" table:formula="of:=CORREL([.K3:.K82];[.Y3:.Y82])" table:style-name="ce9">
            <text:p>0.9981</text:p>
          </table:table-cell>
          <table:table-cell table:number-columns-repeated="16344"/>
        </table:table-row>
        <table:table-row table:number-rows-repeated="13" table:style-name="ro2">
          <table:table-cell table:number-columns-repeated="8"/>
          <table:table-cell table:number-columns-repeated="13" table:style-name="ce1"/>
          <table:table-cell table:style-name="ce5"/>
          <table:table-cell table:style-name="ce6"/>
          <table:table-cell table:number-columns-repeated="9" table:style-name="ce1"/>
          <table:table-cell table:style-name="ce2"/>
          <table:table-cell table:number-columns-repeated="16351" table:style-name="ce1"/>
        </table:table-row>
        <table:table-row table:style-name="ro2">
          <table:table-cell table:number-columns-repeated="8"/>
          <table:table-cell table:style-name="ce7"/>
          <table:table-cell table:number-columns-repeated="12" table:style-name="ce1"/>
          <table:table-cell table:style-name="ce5"/>
          <table:table-cell table:style-name="ce6"/>
          <table:table-cell table:number-columns-repeated="9" table:style-name="ce1"/>
          <table:table-cell table:style-name="ce2"/>
          <table:table-cell table:number-columns-repeated="16351" table:style-name="ce1"/>
        </table:table-row>
        <table:table-row table:number-rows-repeated="50" table:style-name="ro2">
          <table:table-cell table:number-columns-repeated="21"/>
          <table:table-cell table:style-name="ce5"/>
          <table:table-cell table:style-name="ce6"/>
          <table:table-cell table:number-columns-repeated="9" table:style-name="ce1"/>
          <table:table-cell table:style-name="ce2"/>
          <table:table-cell table:number-columns-repeated="16351"/>
        </table:table-row>
        <table:table-row table:number-rows-repeated="104849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number number:decimal-places="4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</meta:initial-creator>
    <dc:creator>Gürkan Korkmaz</dc:creator>
    <meta:creation-date>2015-06-05T18:17:20Z</meta:creation-date>
    <dc:date>2017-12-26T15:31:18Z</dc:date>
    <meta:editing-duration>PT0S</meta:editing-duration>
  </office:meta>
</office:document-meta>
</file>